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GROPECUARIA HIDALGO EIR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C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ODRIGUEZ CAVERO, EDER JUST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MARGOT GABRIELA ARELLANO VALDEZ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8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ROJO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31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72471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0T21:12:47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